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="Extrémités_20_de_20_flèche_20_2" draw:marker-start-width="0.421cm" draw:marker-end="Extrémités_20_de_20_flèche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svg:stroke-color="#81d41a" draw:fill="solid" draw:fill-color="#81d41a" draw:textarea-vertical-align="middle" loext:decorative="false"/>
    </style:style>
    <style:style style:name="gr8" style:family="graphic" style:parent-style-name="standard">
      <style:graphic-properties draw:fill="solid" draw:fill-color="#81d41a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T1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  <draw:frame draw:style-name="gr4" draw:text-style-name="P3" draw:layer="measurelines" svg:width="3.999cm" svg:height="1.038cm" draw:transform="rotate (0.448200551912144) translate (13.913cm 21.076cm)">
          <draw:text-box>
            <text:p text:style-name="P2"><text:span text:style-name="T1">Batch </text:span><text:span text:style-name="T1">size</text:span></text:p>
          </draw:text-box>
        </draw:frame>
        <draw:line draw:style-name="gr5" draw:text-style-name="P4" draw:layer="measurelines" svg:x1="11.26cm" svg:y1="22.072cm" svg:x2="19.197cm" svg:y2="17.945cm">
          <text:p/>
        </draw:line>
        <draw:line draw:style-name="gr5" draw:text-style-name="P4" draw:layer="measurelines" svg:x1="11.277cm" svg:y1="22.06cm" svg:x2="3.34cm" svg:y2="18.185cm">
          <text:p/>
        </draw:line>
        <draw:frame draw:style-name="gr4" draw:text-style-name="P3" draw:layer="measurelines" svg:width="1.013cm" svg:height="1.038cm" draw:transform="rotate (-0.452912940892529) translate (6.329cm 19.934cm)">
          <draw:text-box>
            <text:p text:style-name="P2"><text:span text:style-name="T1">C</text:span></text:p>
          </draw:text-box>
        </draw:frame>
        <draw:frame draw:style-name="gr4" draw:text-style-name="P3" draw:layer="measurelines" svg:width="2.466cm" svg:height="1.038cm" draw:transform="rotate (1.57219259019649) translate (1.604cm 15.944cm)">
          <draw:text-box>
            <text:p text:style-name="P2"><text:span text:style-name="T1">H x W</text:span></text:p>
          </draw:text-box>
        </draw:frame>
        <draw:line draw:style-name="gr5" draw:text-style-name="P4" draw:layer="measurelines" svg:x1="2.905cm" svg:y1="11.16cm" svg:x2="2.905cm" svg:y2="17.192cm">
          <text:p/>
        </draw:line>
        <draw:polygon draw:style-name="gr6" draw:text-style-name="P4" draw:layer="measurelines" svg:width="7.619cm" svg:height="5.079cm" svg:x="11.16cm" svg:y="21.955cm" svg:viewBox="0 0 7620 5080" draw:points="0,3810 7620,0 7620,1270 0,5080">
          <text:p/>
        </draw:polygon>
        <draw:polygon draw:style-name="gr6" draw:text-style-name="P4" draw:layer="measurelines" svg:width="8.89cm" svg:height="4.444cm" svg:x="9.839cm" svg:y="21.05cm" svg:viewBox="0 0 8891 4445" draw:points="0,3809 7621,0 8891,635 1271,4445">
          <text:p/>
        </draw:polygon>
        <draw:polygon draw:style-name="gr6" draw:text-style-name="P4" draw:layer="measurelines" svg:width="7.619cm" svg:height="4.762cm" draw:transform="rotate (-3.14159265358979) translate (11.06cm 26.92cm)" svg:viewBox="0 0 7620 4763" draw:points="7620,3572 0,0 0,1191 7620,4763">
          <text:p/>
        </draw:polygon>
        <draw:polygon draw:style-name="gr7" draw:text-style-name="P5" draw:layer="measurelines" svg:width="1.269cm" svg:height="6.984cm" draw:transform="rotate (-3.14159265358979) translate (6.715cm 19.097cm)" svg:viewBox="0 0 1270 6985" draw:points="0,6350 0,0 1270,635 1270,6985">
          <text:p/>
        </draw:polygon>
        <draw:polygon draw:style-name="gr8" draw:text-style-name="P5" draw:layer="measurelines" svg:width="2.544cm" svg:height="1.218cm" svg:x="5.44cm" svg:y="11.477cm" svg:viewBox="0 0 2545 1219" draw:points="0,590 1275,0 2545,635 1226,121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2:32:27.654723200</dc:date>
    <meta:editing-duration>PT25M11S</meta:editing-duration>
    <meta:editing-cycles>3</meta:editing-cycles>
    <meta:generator>LibreOffice/26.2.1.2$Windows_X86_64 LibreOffice_project/620$Build-2</meta:generator>
    <meta:document-statistic meta:object-count="52"/>
  </office:meta>
</office:document-meta>
</file>